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xfSeComponent.do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xfSe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Component.ge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Component.do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xfSeComponent.CxfS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xfSeComponent.setEndpoints( CxfSeEndpoint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Component.setBus( Bus b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